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2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2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2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2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2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2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2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2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2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2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2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2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2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number-rows-repeated="1047711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08-30T18:30:21Z</dc:date>
    <meta:editing-cycles>125</meta:editing-cycles>
    <meta:editing-duration>PT10857S</meta:editing-duration>
  </office:meta>
</office:document-meta>
</file>